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300E280A8F363073DC8.jpg" manifest:media-type="image/jpeg"/>
  <manifest:file-entry manifest:full-path="Pictures/1000000000000500000003C03BAA8C52A4BC8611.png" manifest:media-type="image/png"/>
  <manifest:file-entry manifest:full-path="Pictures/100000000000012C0000012C234157BA50399A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-0.049cm, -0.041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032cm" svg:height="9.024cm" svg:x="3.668cm" svg:y="10.9cm">
          <draw:image xlink:href="Pictures/1000000000000500000003C03BAA8C52A4BC8611.png" xlink:type="simple" xlink:show="embed" xlink:actuate="onLoad">
            <text:p/>
          </draw:image>
        </draw:frame>
        <draw:frame draw:style-name="gr2" draw:text-style-name="P1" draw:layer="layout" svg:width="9.502cm" svg:height="9.509cm" svg:x="16.098cm" svg:y="6.291cm">
          <draw:image xlink:href="Pictures/100000000000012C0000012C234157BA50399A44.png" xlink:type="simple" xlink:show="embed" xlink:actuate="onLoad">
            <text:p/>
          </draw:image>
        </draw:frame>
        <draw:frame draw:style-name="gr1" draw:text-style-name="P1" draw:layer="layout" svg:width="12.133cm" svg:height="9.1cm" svg:x="3.6cm" svg:y="1.4cm">
          <draw:image xlink:href="Pictures/100000000000040000000300E280A8F363073DC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00:01:38.338000000</meta:creation-date>
    <dc:date>2016-10-04T01:17:41.127000000</dc:date>
    <meta:editing-duration>PT47S</meta:editing-duration>
    <meta:editing-cycles>1</meta:editing-cycles>
    <meta:document-statistic meta:object-count="3"/>
    <meta:generator>LibreOffice/5.1.5.2$Windows_x86 LibreOffice_project/7a864d8825610a8c07cfc3bc01dd4fce6a9447e5</meta:generator>
  </office:meta>
</office:document-meta>
</file>